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3cm" style:rel-column-width="14660*"/>
    </style:style>
    <style:style style:name="Tableau1.B" style:family="table-column">
      <style:table-column-properties style:column-width="7.53cm" style:rel-column-width="2902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Étape</text:p>
          </table:table-cell>
          <table:table-cell table:style-name="Tableau1.A1" office:value-type="string">
            <text:p text:style-name="Table_20_Contents">Action</text:p>
          </table:table-cell>
          <table:table-cell table:style-name="Tableau1.C1" office:value-type="string">
            <text:p text:style-name="Table_20_Contents">Date</text:p>
          </table:table-cell>
        </table:table-row>
        <table:table-row>
          <table:table-cell table:style-name="Tableau1.A2" office:value-type="string">
            <text:p text:style-name="Table_20_Contents">Nettoyer les données</text:p>
          </table:table-cell>
          <table:table-cell table:style-name="Tableau1.A2" office:value-type="string">
            <text:p text:style-name="Table_20_Contents">Formalisation des validités de critère : pas possible car pas les réponses aux questionnaires. On considère que les réponses aux questionnaires sont valides.</text:p>
            <text:p text:style-name="Table_20_Contents">Formalisation des méthodes de nettoyage de données</text:p>
            <text:p text:style-name="Table_20_Contents">Nettoyage sur Python</text:p>
            <text:p text:style-name="Table_20_Contents">Fusion du dataset R01_madrs_data et demographic_symptom</text:p>
          </table:table-cell>
          <table:table-cell table:style-name="Tableau1.C2" office:value-type="date" office:date-value="2020-04-29">
            <text:p text:style-name="Table_20_Contents">29/04/20</text:p>
          </table:table-cell>
        </table:table-row>
        <table:table-row>
          <table:table-cell table:style-name="Tableau1.A2" office:value-type="string">
            <text:p text:style-name="Table_20_Contents">Analyse des données</text:p>
          </table:table-cell>
          <table:table-cell table:style-name="Tableau1.A2" office:value-type="string">
            <text:p text:style-name="Table_20_Contents">Formaliser les statistiques utilisables à partir de la documentation scientifiques des variables</text:p>
            <text:p text:style-name="Table_20_Contents">Exploration des données (statistiques descriptives et avancées)</text:p>
          </table:table-cell>
          <table:table-cell table:style-name="Tableau1.C2" office:value-type="date" office:date-value="2020-04-30">
            <text:p text:style-name="Table_20_Contents">30/04/20</text:p>
          </table:table-cell>
        </table:table-row>
        <table:table-row>
          <table:table-cell table:style-name="Tableau1.A2" office:value-type="string">
            <text:p text:style-name="Table_20_Contents">Analyse de données</text:p>
          </table:table-cell>
          <table:table-cell table:style-name="Tableau1.A2" office:value-type="string">
            <text:p text:style-name="Table_20_Contents">Formalisation des modèles de classification</text:p>
            <text:p text:style-name="Table_20_Contents">Méthode train et test</text:p>
            <text:p text:style-name="Table_20_Contents">Prédiction : Modélisation (régression logistique multinomiale, k-means, svm, etc.)</text:p>
          </table:table-cell>
          <table:table-cell table:style-name="Tableau1.C2" office:value-type="date" office:date-value="2020-05-01">
            <text:p text:style-name="Table_20_Contents">01/05/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09:55:12.86</meta:creation-date>
    <dc:date>2020-04-29T11:37:48.87</dc:date>
    <dc:creator>Nassima Beddar</dc:creator>
    <meta:editing-duration>PT51M44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18" meta:word-count="91" meta:character-count="683"/>
  </office:meta>
</office:document-meta>
</file>